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color="#729fcf" draw:fill-gradient-name="Gradient_20_6" loext:fill-use-slide-background="false" draw:textarea-horizontal-align="justify" draw:textarea-vertical-align="middle" draw:auto-grow-height="false" fo:min-height="17.5cm" fo:min-width="26.25cm" draw:shadow="hidden" style:writing-mode="lr-tb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6b5e9b" draw:fill-color="#d61392" draw:textarea-horizontal-align="justify" draw:textarea-vertical-align="middle" draw:auto-grow-height="false" fo:min-height="0.634cm" fo:min-width="0.384cm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3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38cm" fo:padding-top="0cm" fo:padding-bottom="0cm" fo:padding-left="0cm" fo:padding-right="0cm" fo:wrap-option="no-wrap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75cm" draw:shadow="visible" draw:shadow-offset-x="0.212cm" draw:shadow-offset-y="0.212cm" draw:shadow-color="#111111" loext:shadow-blur="0.071cm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1.184cm" fo:min-width="0.968cm" loext:decorative="fals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5.938cm" fo:min-width="5.688cm" draw:shadow="hidden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41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80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3.417cm" loext:decorative="false"/>
      <style:paragraph-properties style:writing-mode="lr-tb"/>
    </style:style>
    <style:style style:name="gr13" style:family="graphic" style:parent-style-name="objectwithoutfill">
      <style:graphic-properties draw:fill="none" draw:fill-color="#000000" draw:textarea-vertical-align="middle" loext:decorative="false"/>
    </style:style>
    <style:style style:name="gr14" style:family="graphic" style:parent-style-name="objectwithoutfill">
      <style:graphic-properties svg:stroke-width="0.081cm" svg:stroke-color="#d61392" draw:marker-start-width="0.321cm" draw:marker-end-width="0.321cm" draw:fill="none" draw:fill-color="#000000" draw:textarea-vertical-align="middle" fo:padding-top="0.165cm" fo:padding-bottom="0.165cm" fo:padding-left="0.29cm" fo:padding-right="0.29cm" loext:decorative="false"/>
    </style:style>
    <style:style style:name="gr15" style:family="graphic" style:parent-style-name="standard">
      <style:graphic-properties draw:stroke="none" svg:stroke-color="#000000" draw:fill-color="#d61392" draw:opacity="28%" draw:textarea-horizontal-align="justify" draw:textarea-vertical-align="middle" draw:auto-grow-height="false" fo:min-height="10.18cm" fo:min-width="11.346cm" draw:shadow="hidden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8" style:family="graphic" style:parent-style-name="standard">
      <style:graphic-properties svg:stroke-color="#ffffff" draw:fill="solid" draw:fill-color="#ffffff" loext:fill-use-slide-background="false" draw:textarea-horizontal-align="justify" draw:textarea-vertical-align="middle" draw:auto-grow-height="false" fo:min-height="4.05cm" fo:min-width="9.25cm" draw:shadow="visible" draw:shadow-offset-x="0.176cm" draw:shadow-offset-y="0.176cm" loext:shadow-blur="0.141cm" loext:decorative="false"/>
    </style:style>
    <style:style style:name="gr1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.05cm" fo:min-width="9.25cm" loext:decorative="false"/>
    </style:style>
    <style:style style:name="gr20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.358cm" fo:min-width="6.529cm" loext:decorative="false"/>
    </style:style>
    <style:style style:name="gr21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.358cm" fo:min-width="6.528cm" loext:decorative="false"/>
    </style:style>
    <style:style style:name="gr22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.36cm" fo:min-width="4.375cm" loext:decorative="false"/>
    </style:style>
    <style:style style:name="P1" style:family="paragraph">
      <loext:graphic-properties draw:fill="gradient" draw:fill-color="#729fcf" draw:fill-gradient-name="Gradient_20_6"/>
      <style:paragraph-properties fo:text-align="center" style:writing-mode="lr-tb"/>
      <style:text-properties fo:text-shadow="1pt 1pt"/>
    </style:style>
    <style:style style:name="P2" style:family="paragraph">
      <loext:graphic-properties draw:fill-color="#d61392"/>
      <style:paragraph-properties fo:text-align="center"/>
    </style:style>
    <style:style style:name="P3" style:family="paragraph">
      <loext:graphic-properties draw:fill="none" draw:fill-color="#ffffff"/>
      <style:text-properties fo:color="#af1278" loext:opacity="100%" style:font-name="DejaVu Sans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text-properties fo:font-size="36pt" fo:text-shadow="none" style:font-size-asian="20pt" style:font-size-complex="20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text-properties style:font-name="DejaVu Sans" fo:font-size="32pt" fo:font-weight="bold" style:font-size-asian="40pt" style:font-weight-asian="bold" style:font-size-complex="40pt" style:font-weight-complex="bold"/>
    </style:style>
    <style:style style:name="P8" style:family="paragraph">
      <loext:graphic-properties draw:fill="none" draw:fill-color="#ffffff"/>
      <style:text-properties style:font-name="DejaVu Sans" fo:font-size="32pt" fo:font-weight="bold" style:font-size-asian="40pt" style:font-weight-asian="bold" style:font-size-complex="40pt" style:font-weight-complex="bold"/>
    </style:style>
    <style:style style:name="P9" style:family="paragraph">
      <style:text-properties fo:color="#d61392" loext:opacity="100%" style:font-name="DejaVu Sans" fo:font-size="40pt" fo:font-weight="bold" style:font-size-asian="32pt" style:font-weight-asian="bold" style:font-size-complex="32pt" style:font-weight-complex="bold"/>
    </style:style>
    <style:style style:name="P10" style:family="paragraph">
      <loext:graphic-properties draw:fill="none" draw:fill-color="#ffffff"/>
      <style:text-properties fo:color="#d61392" loext:opacity="100%" style:font-name="DejaVu Sans" fo:font-size="40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start"/>
      <style:text-properties style:font-name="DejaVu Sans" fo:font-size="15pt" style:font-size-asian="15pt" style:font-size-complex="15pt"/>
    </style:style>
    <style:style style:name="P12" style:family="paragraph">
      <loext:graphic-properties draw:fill="none" draw:fill-color="#ffffff"/>
      <style:paragraph-properties fo:text-align="start"/>
      <style:text-properties style:font-name="DejaVu Sans" fo:font-size="15pt" style:font-size-asian="15pt" style:font-size-complex="15pt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loext:graphic-properties draw:fill-color="#d61392" draw:opacity="28%"/>
      <style:paragraph-properties fo:text-align="center"/>
    </style:style>
    <style:style style:name="P15" style:family="paragraph">
      <style:text-properties style:font-name="DejaVu Sans" fo:font-weight="bold" style:font-weight-asian="bold" style:font-weight-complex="bold"/>
    </style:style>
    <style:style style:name="P16" style:family="paragraph">
      <loext:graphic-properties draw:fill="none" draw:fill-color="#ffffff"/>
      <style:text-properties style:font-name="DejaVu Sans" fo:font-weight="bold" style:font-weight-asian="bold" style:font-weight-complex="bold"/>
    </style:style>
    <style:style style:name="P17" style:family="paragraph">
      <style:text-properties style:font-name="DejaVu Sans" fo:font-size="14pt" style:font-size-asian="14pt" style:font-size-complex="14pt"/>
    </style:style>
    <style:style style:name="P18" style:family="paragraph">
      <loext:graphic-properties draw:fill="none" draw:fill-color="#ffffff"/>
      <style:text-properties style:font-name="DejaVu Sans" fo:font-size="14pt" style:font-size-asian="14pt" style:font-size-complex="14pt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000000"/>
      <style:paragraph-properties fo:text-align="center"/>
    </style:style>
    <style:style style:name="T1" style:family="text">
      <style:text-properties fo:color="#af1278" loext:opacity="100%" style:font-name="DejaVu Sans"/>
    </style:style>
    <style:style style:name="T2" style:family="text">
      <style:text-properties fo:color="#af1278" loext:opacity="100%" style:font-name="DejaVu Sans" fo:font-size="18pt" style:letter-kerning="true" style:font-name-asian="Noto Sans CJK SC" style:font-size-asian="18pt" style:font-name-complex="Noto Sans Devanagari" style:font-size-complex="18pt"/>
    </style:style>
    <style:style style:name="T3" style:family="text">
      <style:text-properties fo:font-size="36pt" fo:text-shadow="none" style:font-size-asian="20pt" style:font-size-complex="20pt"/>
    </style:style>
    <style:style style:name="T4" style:family="text">
      <style:text-properties style:font-name="DejaVu Sans" fo:font-weight="bold" style:font-size-asian="40pt" style:font-weight-asian="bold" style:font-size-complex="40pt" style:font-weight-complex="bold"/>
    </style:style>
    <style:style style:name="T5" style:family="text">
      <style:text-properties fo:color="#d61392" loext:opacity="100%" style:font-name="DejaVu Sans" fo:font-weight="bold" style:font-size-asian="32pt" style:font-weight-asian="bold" style:font-size-complex="32pt" style:font-weight-complex="bold"/>
    </style:style>
    <style:style style:name="T6" style:family="text">
      <style:text-properties style:font-name="DejaVu Sans" fo:font-size="15pt" style:font-size-asian="15pt" style:font-size-complex="15pt"/>
    </style:style>
    <style:style style:name="T7" style:family="text">
      <style:text-properties style:font-name="DejaVu Sans" fo:font-weight="bold" style:font-weight-asian="bold" style:font-weight-complex="bold"/>
    </style:style>
    <style:style style:name="T8" style:family="text">
      <style:text-properties style:font-name="DejaVu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1.25cm" svg:height="1.25cm" svg:x="3.2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frame draw:style-name="gr5" draw:text-style-name="P3" draw:layer="layout" svg:width="2.5cm" svg:height="0.988cm" svg:x="7.35cm" svg:y="3.25cm">
              <draw:text-box>
                <text:p><text:span text:style-name="T1">Home</text:span></text:p>
              </draw:text-box>
            </draw:frame>
            <draw:frame draw:style-name="gr6" draw:text-style-name="P3" draw:layer="layout" svg:width="2.5cm" svg:height="0.738cm" svg:x="10.7cm" svg:y="3.375cm">
              <draw:text-box>
                <text:p text:style-name="P4"><text:span text:style-name="T2">About</text:span></text:p>
              </draw:text-box>
            </draw:frame>
            <draw:frame draw:style-name="gr6" draw:text-style-name="P3" draw:layer="layout" svg:width="4cm" svg:height="0.738cm" svg:x="14.4cm" svg:y="3.375cm">
              <draw:text-box>
                <text:p text:style-name="P4"><text:span text:style-name="T2">Add Project</text:span></text:p>
              </draw:text-box>
            </draw:frame>
            <draw:frame draw:style-name="gr6" draw:text-style-name="P3" draw:layer="layout" svg:width="2.75cm" svg:height="0.738cm" svg:x="19.672cm" svg:y="3.398cm">
              <draw:text-box>
                <text:p text:style-name="P4"><text:span text:style-name="T2">Contact</text:span></text:p>
              </draw:text-box>
            </draw:frame>
          </draw:g>
          <draw:frame draw:style-name="gr7" draw:text-style-name="P5" draw:layer="layout" svg:width="2.25cm" svg:height="2cm" svg:x="24.8cm" svg:y="2.75cm">
            <draw:text-box>
              <text:p><text:span text:style-name="T3">🌕</text:span></text:p>
            </draw:text-box>
          </draw:frame>
        </draw:g>
        <draw:g draw:style-name="gr2">
          <draw:custom-shape draw:style-name="gr8" draw:text-style-name="P6" draw:layer="layout" svg:width="2.076cm" svg:height="2.026cm" svg:x="7.176cm" svg:y="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9" draw:text-style-name="P6" draw:layer="layout" svg:width="4.543cm" svg:height="2.786cm" svg:x="5.956cm" svg:y="9.426cm" svg:viewBox="0 0 4544 2787" svg:d="M4240 2249c-199-338-486-617-832-812-345-195-737-297-1136-297s-790 102-1136 297c-345 195-632 474-832 812-100 169-176 350-228 538-50-185-76-377-76-570 0-389 105-771 304-1109 200-337 487-616 832-811 346-195 737-297 1136-297s791 102 1136 297c346 195 633 474 832 811 199 338 304 720 304 1109 0 193-26 385-76 570-51-188-128-369-228-538z">
            <text:p/>
          </draw:path>
        </draw:g>
        <draw:frame draw:style-name="gr10" draw:text-style-name="P8" draw:layer="layout" svg:width="9.222cm" svg:height="1.662cm" svg:x="17.378cm" svg:y="10.3cm">
          <draw:text-box>
            <text:p text:style-name="P7"><text:span text:style-name="T4">AYOTUNDE</text:span></text:p>
          </draw:text-box>
        </draw:frame>
        <draw:frame draw:style-name="gr11" draw:text-style-name="P10" draw:layer="layout" svg:width="8.279cm" svg:height="2.054cm" svg:x="17.271cm" svg:y="11.396cm">
          <draw:text-box>
            <text:p text:style-name="P9"><text:span text:style-name="T5">OGBARO</text:span></text:p>
          </draw:text-box>
        </draw:frame>
        <draw:frame draw:style-name="gr12" draw:text-style-name="P12" draw:layer="layout" svg:width="7.168cm" svg:height="3.667cm" svg:x="17.45cm" svg:y="13.181cm">
          <draw:text-box>
            <text:p text:style-name="P11"><text:span text:style-name="T6">Lorem impaso khkuhkhj jlj jllklkj k <text:s/>jj lljkl ugy u yggggigggugggguguig <text:s text:c="2"/>gguiiguigugu ggiug u </text:span></text:p>
          </draw:text-box>
        </draw:frame>
        <draw:line draw:style-name="gr13" draw:text-style-name="P13" draw:layer="layout" svg:x1="14.95cm" svg:y1="6.75cm" svg:x2="14.95cm" svg:y2="16cm">
          <text:p/>
        </draw:line>
        <draw:line draw:style-name="gr14" draw:text-style-name="P13" draw:layer="layout" svg:x1="19.85cm" svg:y1="10cm" svg:x2="17.75cm" svg:y2="10cm">
          <text:p/>
        </draw:line>
      </draw:page>
      <draw:page draw:name="page2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path draw:style-name="gr15" draw:text-style-name="P14" draw:layer="layout" svg:width="10.75cm" svg:height="10.75cm" svg:x="1.5cm" svg:y="1.75cm" svg:viewBox="0 0 10751 10751" svg:d="M9629 7063c-735 1121-1793 2053-3066 2700s-2717 988-4187 988c-808 0-1608-103-2376-303v-10448h9822c610 1042 929 2200 929 3375 0 1295-387 2567-1122 3688z">
          <text:p/>
        </draw:path>
        <draw:path draw:style-name="gr15" draw:text-style-name="P14" draw:layer="layout" svg:width="12.499cm" svg:height="9.749cm" svg:x="15.75cm" svg:y="9.75cm" svg:viewBox="0 0 12500 9750" svg:d="M0 7376c0-1295 387-2567 1122-3688s1793-2053 3066-2700 2717-988 4187-988c1446 0 2867 330 4125 956v8794h-12054c-294-762-446-1564-446-2374z">
          <text:p/>
        </draw:path>
        <draw:frame draw:style-name="gr16" draw:text-style-name="P16" draw:layer="layout" svg:width="5.5cm" svg:height="0.988cm" svg:x="15.75cm" svg:y="6.5cm">
          <draw:text-box>
            <text:p text:style-name="P15"><text:span text:style-name="T7">MY MISSION</text:span></text:p>
          </draw:text-box>
        </draw:frame>
        <draw:frame draw:style-name="gr17" draw:text-style-name="P18" draw:layer="layout" svg:width="7.5cm" svg:height="1.5cm" svg:x="15.8cm" svg:y="7.55cm">
          <draw:text-box>
            <text:p text:style-name="P17"><text:span text:style-name="T8">This is my very moving and awesom mission statement.</text:span></text:p>
          </draw:text-box>
        </draw:frame>
        <draw:frame draw:style-name="gr16" draw:text-style-name="P16" draw:layer="layout" svg:width="5.5cm" svg:height="0.988cm" svg:x="5.089cm" svg:y="13.25cm">
          <draw:text-box>
            <text:p text:style-name="P15"><text:span text:style-name="T7">MY VISION</text:span></text:p>
          </draw:text-box>
        </draw:frame>
        <draw:frame draw:style-name="gr17" draw:text-style-name="P18" draw:layer="layout" svg:width="7.5cm" svg:height="1.5cm" svg:x="5.139cm" svg:y="14.3cm">
          <draw:text-box>
            <text:p text:style-name="P17"><text:span text:style-name="T8">This is my very moving and awesom vission statement.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path draw:style-name="gr15" draw:text-style-name="P14" draw:layer="layout" svg:width="10.75cm" svg:height="10.75cm" svg:x="1.5cm" svg:y="1.75cm" svg:viewBox="0 0 10751 10751" svg:d="M9629 7063c-735 1121-1793 2053-3066 2700s-2717 988-4187 988c-808 0-1608-103-2376-303v-10448h9822c610 1042 929 2200 929 3375 0 1295-387 2567-1122 3688z">
          <text:p/>
        </draw:path>
        <draw:path draw:style-name="gr15" draw:text-style-name="P14" draw:layer="layout" svg:width="12.499cm" svg:height="9.749cm" svg:x="15.75cm" svg:y="9.75cm" svg:viewBox="0 0 12500 9750" svg:d="M0 7376c0-1295 387-2567 1122-3688s1793-2053 3066-2700 2717-988 4187-988c1446 0 2867 330 4125 956v8794h-12054c-294-762-446-1564-446-2374z">
          <text:p/>
        </draw:path>
        <draw:custom-shape draw:style-name="gr18" draw:text-style-name="P19" draw:layer="layout" svg:width="9.75cm" svg:height="4.3cm" svg:x="15.2cm" svg:y="5.55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5.5cm" svg:height="0.988cm" svg:x="15.75cm" svg:y="6.5cm">
          <draw:text-box>
            <text:p text:style-name="P15"><text:span text:style-name="T7">MY MISSION</text:span></text:p>
          </draw:text-box>
        </draw:frame>
        <draw:frame draw:style-name="gr17" draw:text-style-name="P18" draw:layer="layout" svg:width="7.5cm" svg:height="1.5cm" svg:x="15.8cm" svg:y="7.55cm">
          <draw:text-box>
            <text:p text:style-name="P17"><text:span text:style-name="T8">This is my very moving and awesom mission statement.</text:span></text:p>
          </draw:text-box>
        </draw:frame>
        <draw:g draw:style-name="gr2">
          <draw:custom-shape draw:style-name="gr19" draw:text-style-name="P20" draw:layer="layout" svg:width="9.75cm" svg:height="4.3cm" svg:x="4cm" svg:y="12.2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1" draw:layer="layout" svg:width="7.029cm" svg:height="0.608cm" svg:x="4.771cm" svg:y="13.06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7.028cm" svg:height="0.608cm" svg:x="4.731cm" svg:y="14.07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1" draw:layer="layout" svg:width="4.875cm" svg:height="0.61cm" svg:x="4.731cm" svg:y="15.17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radial" draw:cx="50%" draw:cy="50%" draw:start-color="#6ab8ef" draw:end-color="#ffd7d7" draw:start-intensity="100%" draw:end-intensity="100%" draw:border="0%">
      <loext:gradient-stop svg:offset="0" loext:color-type="rgb" loext:color-value="#6ab8ef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20:59:03.849270811</meta:creation-date>
    <dc:date>2025-09-11T09:13:06.234247549</dc:date>
    <meta:editing-duration>PT35M9S</meta:editing-duration>
    <meta:editing-cycles>3</meta:editing-cycles>
    <meta:generator>LibreOffice/24.2.7.2$Linux_X86_64 LibreOffice_project/420$Build-2</meta:generator>
    <meta:document-statistic meta:object-count="35"/>
  </office:meta>
</office:document-meta>
</file>